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1" svg:font-family="Helvetica"/>
    <style:font-face style:name="Menlo" svg:font-family="Menlo"/>
    <style:font-face style:name="Monaco" svg:font-family="Monaco"/>
    <style:font-face style:name="Helvetica" svg:font-family="Helvetica" style:font-family-generic="swiss"/>
    <style:font-face style:name="Helvetica-Bold" svg:font-family="Helvetic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8.58cm" table:align="left"/>
    </style:style>
    <style:style style:name="Tableau1.A" style:family="table-column">
      <style:table-column-properties style:column-width="8.58cm"/>
    </style:style>
    <style:style style:name="Tableau1.A1" style:family="table-cell">
      <style:table-cell-properties fo:background-color="#bfbfbf">
        <style:background-image/>
      </style:table-cell-properties>
    </style:style>
    <style:style style:name="Tableau2" style:family="table">
      <style:table-properties style:width="8.58cm" table:align="left"/>
    </style:style>
    <style:style style:name="Tableau2.A" style:family="table-column">
      <style:table-column-properties style:column-width="8.58cm"/>
    </style:style>
    <style:style style:name="Tableau2.A1" style:family="table-cell">
      <style:table-cell-properties fo:background-color="#addddf">
        <style:background-image/>
      </style:table-cell-properties>
    </style:style>
    <style:style style:name="Tableau3" style:family="table">
      <style:table-properties style:width="8.56cm" table:align="left"/>
    </style:style>
    <style:style style:name="Tableau3.A" style:family="table-column">
      <style:table-column-properties style:column-width="8.56cm"/>
    </style:style>
    <style:style style:name="Tableau3.A1" style:family="table-cell">
      <style:table-cell-properties fo:background-color="#addddf">
        <style:background-image/>
      </style:table-cell-properties>
    </style:style>
    <style:style style:name="Tableau4" style:family="table">
      <style:table-properties style:width="8.56cm" table:align="left"/>
    </style:style>
    <style:style style:name="Tableau4.A" style:family="table-column">
      <style:table-column-properties style:column-width="8.56cm"/>
    </style:style>
    <style:style style:name="Tableau4.A1" style:family="table-cell">
      <style:table-cell-properties fo:background-color="#bfbfbf">
        <style:background-image/>
      </style:table-cell-properties>
    </style:style>
    <style:style style:name="Tableau5" style:family="table">
      <style:table-properties style:width="8.58cm" table:align="left"/>
    </style:style>
    <style:style style:name="Tableau5.A" style:family="table-column">
      <style:table-column-properties style:column-width="8.58cm"/>
    </style:style>
    <style:style style:name="Tableau5.A1" style:family="table-cell">
      <style:table-cell-properties fo:background-color="#addddf">
        <style:background-image/>
      </style:table-cell-properties>
    </style:style>
    <style:style style:name="Tableau6" style:family="table">
      <style:table-properties style:width="8.58cm" table:align="left"/>
    </style:style>
    <style:style style:name="Tableau6.A" style:family="table-column">
      <style:table-column-properties style:column-width="8.58cm"/>
    </style:style>
    <style:style style:name="Tableau6.A1" style:family="table-cell">
      <style:table-cell-properties fo:background-color="#bfbfbf">
        <style:background-image/>
      </style:table-cell-properties>
    </style:style>
    <style:style style:name="Tableau7" style:family="table">
      <style:table-properties style:width="8.58cm" table:align="left"/>
    </style:style>
    <style:style style:name="Tableau7.A" style:family="table-column">
      <style:table-column-properties style:column-width="8.58cm"/>
    </style:style>
    <style:style style:name="Tableau7.A1" style:family="table-cell">
      <style:table-cell-properties fo:background-color="#bfbfbf">
        <style:background-image/>
      </style:table-cell-properties>
    </style:style>
    <style:style style:name="Tableau8" style:family="table">
      <style:table-properties style:width="8.58cm" table:align="left"/>
    </style:style>
    <style:style style:name="Tableau8.A" style:family="table-column">
      <style:table-column-properties style:column-width="8.58cm"/>
    </style:style>
    <style:style style:name="Tableau8.A1" style:family="table-cell">
      <style:table-cell-properties fo:background-color="#bfbfbf">
        <style:background-image/>
      </style:table-cell-properties>
    </style:style>
    <style:style style:name="Tableau9" style:family="table">
      <style:table-properties style:width="8.601cm" table:align="left"/>
    </style:style>
    <style:style style:name="Tableau9.A" style:family="table-column">
      <style:table-column-properties style:column-width="8.601cm"/>
    </style:style>
    <style:style style:name="Tableau9.A1" style:family="table-cell">
      <style:table-cell-properties fo:background-color="#bfbfbf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cm" fo:text-indent="0cm" style:auto-text-indent="false" fo:padding="0.079cm" fo:border="0.035cm solid #175778"/>
    </style:style>
    <style:style style:name="P2" style:family="paragraph" style:parent-style-name="Table_20_Contents">
      <style:paragraph-properties fo:margin-left="0cm" fo:margin-right="0cm" fo:margin-top="0cm" fo:margin-bottom="0cm" fo:text-indent="0cm" style:auto-text-indent="false" fo:padding="0.079cm" fo:border="0.035cm solid #175778"/>
      <style:text-properties fo:font-variant="normal" fo:text-transform="none" fo:color="#404040" style:font-name="Monaco" fo:font-size="6.25pt" fo:font-style="normal" fo:font-weight="normal"/>
    </style:style>
    <style:style style:name="P3" style:family="paragraph" style:parent-style-name="Table_20_Contents">
      <style:paragraph-properties fo:margin-left="0cm" fo:margin-right="0cm" fo:margin-top="0cm" fo:margin-bottom="0cm" fo:text-indent="0cm" style:auto-text-indent="false" fo:padding="0.079cm" fo:border="0.035cm solid #175778"/>
      <style:text-properties fo:font-variant="normal" fo:text-transform="none" fo:color="#000000" style:font-name="Helvetica1" fo:font-size="5.65000009536743pt" fo:font-style="normal" fo:font-weight="normal"/>
    </style:style>
    <style:style style:name="P4" style:family="paragraph" style:parent-style-name="Table_20_Contents">
      <style:paragraph-properties fo:margin-left="0cm" fo:margin-right="0cm" fo:margin-top="0cm" fo:margin-bottom="0cm" fo:text-indent="0cm" style:auto-text-indent="false" fo:padding="0.079cm" fo:border="0.035cm solid #175778"/>
      <style:text-properties fo:font-variant="normal" fo:text-transform="none" fo:color="#000000" style:font-name="Menlo" fo:font-size="6.25pt" fo:font-style="normal" fo:font-weight="normal"/>
    </style:style>
    <style:style style:name="P5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Helvetica-Bold" fo:font-size="30pt" fo:letter-spacing="normal" style:text-underline-style="none" fo:font-weight="bold" style:letter-kerning="false" style:font-name-asian="Helvetica-Bold" style:font-size-asian="30pt" style:font-weight-asian="bold" style:font-name-complex="Helvetica-Bold" style:font-size-complex="30pt" style:font-weight-complex="bold"/>
    </style:style>
    <style:style style:name="P6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Helvetica-Bold" fo:font-size="16pt" fo:letter-spacing="normal" style:text-underline-style="none" fo:font-weight="bold" style:letter-kerning="false" style:font-name-asian="Helvetica-Bold" style:font-size-asian="16pt" style:font-weight-asian="bold" style:font-name-complex="Helvetica-Bold" style:font-size-complex="16pt" style:font-weight-complex="bold"/>
    </style:style>
    <style:style style:name="P7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8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44565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0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13131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1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666666" style:text-outline="false" style:text-position="0% 100%" style:font-name="Helvetica-Bold" fo:font-size="11pt" fo:letter-spacing="normal" style:text-underline-style="none" fo:font-weight="bold" style:letter-kerning="false" style:font-name-asian="Helvetica-Bold" style:font-size-asian="11pt" style:font-weight-asian="bold" style:font-name-complex="Helvetica-Bold" style:font-size-complex="11pt" style:font-weight-complex="bold"/>
    </style:style>
    <style:style style:name="P12" style:family="paragraph" style:parent-style-name="Standard" style:list-style-name="">
      <style:paragraph-properties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000000" style:text-outline="false" style:text-position="0% 100%" style:font-name="Helvetica-Bold" fo:font-size="16pt" fo:letter-spacing="normal" style:text-underline-style="none" fo:font-weight="bold" style:letter-kerning="false" style:font-name-asian="Helvetica-Bold" style:font-size-asian="16pt" style:font-weight-asian="bold" style:font-name-complex="Helvetica-Bold" style:font-size-complex="16pt" style:font-weight-complex="bold"/>
    </style:style>
    <style:style style:name="T2" style:family="text">
      <style:text-properties fo:color="#144565" style:text-outline="false" style:text-position="0% 100%" style:font-name="Helvetica-Bold" fo:font-size="16pt" fo:letter-spacing="normal" style:text-underline-style="none" fo:font-weight="bold" style:letter-kerning="false" style:font-name-asian="Helvetica-Bold" style:font-size-asian="16pt" style:font-weight-asian="bold" style:font-name-complex="Helvetica-Bold" style:font-size-complex="16pt" style:font-weight-complex="bold"/>
    </style:style>
    <style:style style:name="T3" style:family="text">
      <style:text-properties fo:font-variant="normal" fo:text-transform="none" fo:color="#175778" style:font-name="Helvetica1" fo:font-size="5.65000009536743pt" fo:font-style="normal" fo:font-weight="bold"/>
    </style:style>
    <style:style style:name="T4" style:family="text">
      <style:text-properties fo:font-variant="normal" fo:text-transform="none" fo:color="#000000" style:font-name="Helvetica1" fo:font-size="5.65000009536743pt" fo:font-style="normal" fo:font-weight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/>
      <text:p text:style-name="P5"/>
      <text:p text:style-name="P5"/>
      <text:p text:style-name="P5"><text:s/>LucieTimeLib<text:span text:style-name="T8"> <text:s text:c="5"/>- <text:s/></text:span><text:span text:style-name="T7">Référence</text:span></text:p>
      <text:p text:style-name="P5"/>
      <text:p text:style-name="P5"/>
      <text:p text:style-name="P11">V1.0</text:p>
      <text:p text:style-name="P12"><text:span text:style-name="T1">get_date_time() <text:s/>➔ <text:s/></text:span><text:span text:style-name="T2">String</text:span></text:p>
      <text:p text:style-name="P9"/>
      <text:p text:style-name="P10">Retourne la date et l’heure au format AAAA-MM-JJ HH:MM:SS.SSSSSS (oui c’est précis)</text:p>
      <text:p text:style-name="P10"/>
      <text:p text:style-name="P10"/>
      <text:p text:style-name="P10">Exemple de sortie : </text:p>
      <text:p text:style-name="P7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2014-09-26 16:34:40.278298</text:p>
          </table:table-cell>
        </table:table-row>
      </table:table>
      <text:p text:style-name="P7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<text:span text:style-name="T3">Note : </text:span><text:span text:style-name="T4">pas très utile en soi, plus utile pour la bibliothèque</text:span></text:p>
          </table:table-cell>
        </table:table-row>
      </table:table>
      <text:p text:style-name="P7"/>
      <text:p text:style-name="P7"><text:s/></text:p>
      <text:p text:style-name="P7"/>
      <text:p text:style-name="P6"/>
      <text:p text:style-name="P8"><text:span text:style-name="T1">time_natural_language() <text:s/>➔ <text:s/></text:span><text:span text:style-name="T2">String</text:span></text:p>
      <text:p text:style-name="P9"/>
      <text:p text:style-name="P10">Retourne l’heure en bon français, avec heures, minutes et secondes. </text:p>
      <text:p text:style-name="P10"/>
      <text:p text:style-name="P10"><text:s/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<text:span text:style-name="T3">Note : </text:span><text:span text:style-name="T4">Si vous ne voulez pas les secondes, il y a une fonction qui fait du plus compact : </text:span></text:p>
            <text:p text:style-name="P3">time_natural_language_short()</text:p>
          </table:table-cell>
        </table:table-row>
      </table:table>
      <text:p text:style-name="P10"/>
      <text:p text:style-name="P10"/>
      <text:p text:style-name="P10">Exemple de sortie : </text:p>
      <text:p text:style-name="P7"><text:s/></text:p>
      <text:p text:style-name="P7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">il est 13 heures, 45 minutes et 23 secondes.</text:p>
          </table:table-cell>
        </table:table-row>
      </table:table>
      <text:p text:style-name="P7"/>
      <text:p text:style-name="P7"/>
      <text:p text:style-name="P6"/>
      <text:p text:style-name="P8"><text:span text:style-name="T1">time_natural_language_short() <text:s/>➔ <text:s/></text:span><text:span text:style-name="T2">String</text:span></text:p>
      <text:p text:style-name="P9"/>
      <text:p text:style-name="P10">Retourne l’heure en bon français, avec heures et minutes. </text:p>
      <text:p text:style-name="P10"/>
      <text:p text:style-name="P10"><text:s/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"><text:span text:style-name="T3">Note : </text:span><text:span text:style-name="T4">Si vous voulez aussi les secondes, il y a une fonction qui fait plus élaboré : </text:span></text:p>
            <text:p text:style-name="P3">time_natural_language()</text:p>
          </table:table-cell>
        </table:table-row>
      </table:table>
      <text:p text:style-name="P10"/>
      <text:p text:style-name="P10"/>
      <text:p text:style-name="P10">Exemple de sortie : </text:p>
      <text:p text:style-name="P7"><text:s/></text:p>
      <text:p text:style-name="P7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">il est 13 heures 50.</text:p>
          </table:table-cell>
        </table:table-row>
      </table:table>
      <text:p text:style-name="P7"/>
      <text:p text:style-name="P7"/>
      <text:p text:style-name="P6"/>
      <text:p text:style-name="P8"><text:span text:style-name="T1">date_natural_language() <text:s/>➔ <text:s/></text:span><text:span text:style-name="T2">String</text:span></text:p>
      <text:p text:style-name="P9"/>
      <text:p text:style-name="P10">Retourne la date en bon français, avec le numéro du jour, le mois, l’année</text:p>
      <text:p text:style-name="P10"/>
      <text:p text:style-name="P10"/>
      <text:p text:style-name="P10">Exemple de sortie : </text:p>
      <text:p text:style-name="P7"><text:s/></text:p>
      <text:p text:style-name="P7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">Nous sommes le 05 Avril 2016.</text:p>
          </table:table-cell>
        </table:table-row>
      </table:table>
      <text:p text:style-name="P7"/>
      <text:p text:style-name="P7"/>
      <text:p text:style-name="P7"/>
      <text:p text:style-name="P7"/>
      <text:p text:style-name="P6"/>
      <text:p text:style-name="P8"><text:soft-page-break/><text:span text:style-name="T1">date_and_time_natural_language() ➔ <text:s/></text:span><text:span text:style-name="T2">String</text:span></text:p>
      <text:p text:style-name="P9"/>
      <text:p text:style-name="P10">Retourne la date et l’heure en bon français, avec le numéro du jour, le mois, l’année, l’heure, minute. Pas de secondes ici, logique… </text:p>
      <text:p text:style-name="P10"/>
      <text:p text:style-name="P10"/>
      <text:p text:style-name="P10">Exemple de sortie : </text:p>
      <text:p text:style-name="P7"><text:s/></text:p>
      <text:p text:style-name="P7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">Nous sommes le Mardi 05 Avril 2016. et il est 14 heures 04.</text:p>
          </table:table-cell>
        </table:table-row>
      </table:table>
      <text:p text:style-name="P7"/>
      <text:p text:style-name="P7"/>
      <text:p text:style-name="P7"/>
      <text:p text:style-name="P8"><text:span text:style-name="T1">day_natural_language() ➔ <text:s/></text:span><text:span text:style-name="T2">String</text:span></text:p>
      <text:p text:style-name="P9"/>
      <text:p text:style-name="P10">Retourne le jour actuel en bon français. <text:s/></text:p>
      <text:p text:style-name="P10"/>
      <text:p text:style-name="P10"/>
      <text:p text:style-name="P10">Exemple de sortie : </text:p>
      <text:p text:style-name="P7"><text:s/></text:p>
      <text:p text:style-name="P7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4">Nous sommes Mardi</text:p>
          </table:table-cell>
        </table:table-row>
      </table:table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1" svg:font-family="Helvetica"/>
    <style:font-face style:name="Menlo" svg:font-family="Menlo"/>
    <style:font-face style:name="Monaco" svg:font-family="Monaco"/>
    <style:font-face style:name="Helvetica" svg:font-family="Helvetica" style:font-family-generic="swiss"/>
    <style:font-face style:name="Helvetica-Bold" svg:font-family="Helvetic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TORREILLES</meta:initial-creator>
    <meta:creation-date>2016-04-20T00:23:52</meta:creation-date>
    <meta:document-statistic meta:table-count="9" meta:image-count="0" meta:object-count="0" meta:page-count="3" meta:paragraph-count="39" meta:word-count="211" meta:character-count="1314"/>
    <dc:date>2016-04-20T00:29:20</dc:date>
    <dc:creator>Guillaume TORREILLES</dc:creator>
    <meta:editing-duration>PT5M28S</meta:editing-duration>
    <meta:editing-cycles>1</meta:editing-cycles>
    <meta:generator>OpenOffice/4.1.2$Unix OpenOffice.org_project/412m3$Build-9782</meta:generator>
  </office:meta>
</office:document-meta>
</file>